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</text:p>
          </table:table-cell>
          <table:table-cell table:number-columns-repeated="1022"/>
        </table:table-row>
        <table:table-row table:style-name="ro1">
          <table:table-cell office:value-type="string">
            <text:p>Audra K</text:p>
          </table:table-cell>
          <table:table-cell office:value-type="string">
            <text:p>audra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Belle Cabuhat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rnesto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office:value-type="string">
            <text:p>george</text:p>
          </table:table-cell>
          <table:table-cell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68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iceboy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96]" office:value-type="string" office:string-value="kdog77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ke7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onHear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Liqui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122]" office:value-type="string" office:string-value="MasterBlaster">
            <text:p>MasterBlas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frankli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table:number-columns-repeated="1022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142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146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JA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J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in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h 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165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luto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Pluto</text:p>
          </table:table-cell>
          <table:table-cell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riscilla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redeyede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ard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207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mct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212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d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Wade2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table:formula="of:=[.A219]" office:value-type="string" office:string-value="WadeForMe">
            <text:p>WadeForM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221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34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2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7/22/2019</text:date>, <text:time>18:0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7-22T18:02:26</dc:date>
    <dc:creator>Skip Perry</dc:creator>
    <meta:editing-duration>PT4H56M44S</meta:editing-duration>
    <meta:editing-cycles>186</meta:editing-cycles>
    <meta:document-statistic meta:table-count="1" meta:cell-count="512" meta:object-count="0"/>
  </office:meta>
</office:document-meta>
</file>